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3mm" fo:margin-left="36.71mm" table:align="left"/>
    </style:style>
    <style:style style:name="Table1.A" style:family="table-column">
      <style:table-column-properties style:column-width="91.3mm"/>
    </style:style>
    <style:style style:name="Table1.B" style:family="table-column">
      <style:table-column-properties style:column-width="13.09mm"/>
    </style:style>
    <style:style style:name="Table1.C" style:family="table-column">
      <style:table-column-properties style:column-width="28.61mm"/>
    </style:style>
    <style:style style:name="Table1.1" style:family="table-row">
      <style:table-row-properties style:row-height="11.36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8.31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3" style:family="table-row">
      <style:table-row-properties style:row-height="2.42mm" fo:keep-together="auto"/>
    </style:style>
    <style:style style:name="Table1.A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4" style:family="table-row">
      <style:table-row-properties style:row-height="3.9mm" fo:keep-together="auto"/>
    </style:style>
    <style:style style:name="Table1.A4" style:family="table-cell">
      <style:table-cell-properties style:vertical-align="" fo:padding="0mm" fo:border-left="none" fo:border-right="none" fo:border-top="0.6pt solid #000001" fo:border-bottom="none"/>
    </style:style>
    <style:style style:name="P1" style:family="paragraph" style:parent-style-name="Standard" style:master-page-name="Standard">
      <style:paragraph-properties fo:margin-top="0mm" fo:margin-bottom="0mm" fo:line-height="0mm" style:page-number="auto"/>
    </style:style>
    <style:style style:name="P2" style:family="paragraph" style:parent-style-name="Standard" style:master-page-name="">
      <style:paragraph-properties fo:margin-left="0mm" fo:margin-right="0mm" fo:margin-top="0mm" fo:margin-bottom="0mm" fo:line-height="5.03mm" fo:text-align="start" style:justify-single-word="false" fo:text-indent="0mm" style:auto-text-indent="false" style:page-number="auto"/>
    </style:style>
    <style:style style:name="P3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4.45mm" fo:margin-bottom="0mm" fo:line-height="100%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4.45mm" fo:margin-bottom="0mm" fo:line-height="4.15mm" fo:text-align="start" style:justify-single-word="false" fo:text-indent="0mm" style:auto-text-indent="false">
        <style:tab-stops>
          <style:tab-stop style:position="56.83mm" style:type="right"/>
        </style:tab-stops>
      </style:paragraph-properties>
    </style:style>
    <style:style style:name="P6" style:family="paragraph" style:parent-style-name="Standard">
      <style:paragraph-properties fo:margin-left="0mm" fo:margin-right="0mm" fo:margin-top="0mm" fo:margin-bottom="4.45mm" fo:line-height="100%" fo:text-align="start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18.42mm" fo:margin-bottom="4.45mm" fo:line-height="100%" fo:text-align="start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10.8mm" fo:margin-bottom="4.45mm" fo:line-height="100%" fo:text-align="start" style:justify-single-word="false" fo:text-indent="0mm" style:auto-text-indent="false">
        <style:tab-stops>
          <style:tab-stop style:position="155.26mm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mm" fo:margin-right="0mm" fo:margin-top="52.71mm" fo:margin-bottom="0mm" fo:line-height="100%" fo:text-align="start" style:justify-single-word="false" fo:text-indent="0mm" style:auto-text-indent="false"/>
    </style:style>
    <style:style style:name="P10" style:family="paragraph" style:parent-style-name="Standard">
      <style:paragraph-properties fo:margin-left="0mm" fo:margin-right="11.82mm" fo:margin-top="2.54mm" fo:margin-bottom="0mm" fo:line-height="83%" fo:text-align="end" style:justify-single-word="false" fo:text-indent="0mm" style:auto-text-indent="false"/>
    </style:style>
    <style:style style:name="P11" style:family="paragraph" style:parent-style-name="Standard">
      <style:paragraph-properties fo:margin-left="0mm" fo:margin-right="11.82mm" fo:margin-top="10.16mm" fo:margin-bottom="0mm" fo:line-height="85%" fo:text-align="end" style:justify-single-word="false" fo:text-indent="0mm" style:auto-text-indent="false"/>
    </style:style>
    <style:style style:name="P12" style:family="paragraph" style:parent-style-name="Standard">
      <style:paragraph-properties fo:margin-left="0mm" fo:margin-right="10.23mm" fo:margin-top="4.45mm" fo:margin-bottom="0mm" fo:line-height="3.32mm" fo:text-align="end" style:justify-single-word="false" fo:text-indent="0mm" style:auto-text-indent="false"/>
    </style:style>
    <style:style style:name="P13" style:family="paragraph" style:parent-style-name="Standard">
      <style:paragraph-properties fo:margin-top="0mm" fo:margin-bottom="0.92mm" fo:line-height="0.35mm"/>
    </style:style>
    <style:style style:name="P14" style:family="paragraph" style:parent-style-name="Standard">
      <style:paragraph-properties fo:margin-left="0mm" fo:margin-right="135.89mm" fo:margin-top="0mm" fo:margin-bottom="0mm" fo:line-height="200%" fo:text-align="start" style:justify-single-word="false" fo:text-indent="0mm" style:auto-text-indent="false"/>
    </style:style>
    <style:style style:name="P15" style:family="paragraph" style:parent-style-name="Standard">
      <style:paragraph-properties fo:margin-left="1.27mm" fo:margin-right="0mm" fo:margin-top="5.08mm" fo:margin-bottom="1.91mm" fo:line-height="100%" fo:text-align="start" style:justify-single-word="false" fo:text-indent="0mm" style:auto-text-indent="false"/>
    </style:style>
    <style:style style:name="P16" style:family="paragraph" style:parent-style-name="Standard">
      <style:paragraph-properties fo:margin-left="0mm" fo:margin-right="76.2mm" fo:margin-top="3.18mm" fo:margin-bottom="0mm" fo:line-height="6.76mm" fo:text-align="start" style:justify-single-word="false" fo:text-indent="0mm" style:auto-text-indent="false"/>
    </style:style>
    <style:style style:name="P17" style:family="paragraph" style:parent-style-name="Standard">
      <style:paragraph-properties fo:margin-left="43.18mm" fo:margin-right="0mm" fo:margin-top="0.64mm" fo:margin-bottom="0mm" fo:line-height="4.69mm" fo:text-align="start" style:justify-single-word="false" fo:text-indent="0mm" style:auto-text-indent="false"/>
    </style:style>
    <style:style style:name="P18" style:family="paragraph" style:parent-style-name="Frame_20_contents">
      <style:paragraph-properties fo:margin-left="0mm" fo:margin-right="0mm" fo:margin-top="0mm" fo:margin-bottom="0mm" fo:line-height="85%" fo:text-align="start" style:justify-single-word="false" fo:text-indent="0mm" style:auto-text-indent="false"/>
    </style:style>
    <style:style style:name="P19" style:family="paragraph" style:parent-style-name="Frame_20_contents">
      <style:paragraph-properties fo:margin-left="0mm" fo:margin-right="0mm" fo:margin-top="3.18mm" fo:margin-bottom="1.27mm" fo:line-height="103%" fo:text-align="start" style:justify-single-word="false" fo:text-indent="0mm" style:auto-text-indent="false"/>
    </style:style>
    <style:style style:name="P20" style:family="paragraph" style:parent-style-name="Frame_20_contents">
      <style:paragraph-properties fo:margin-left="0mm" fo:margin-right="36.83mm" fo:margin-top="0mm" fo:margin-bottom="0mm" fo:line-height="7.28mm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6mm" fo:language="en" fo:country="US" style:font-size-asian="12pt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0.3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0.25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1.41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-0.18mm" fo:language="en" fo:country="US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10%"/>
    </style:style>
    <style:style style:name="T12" style:family="text">
      <style:text-properties fo:color="#000000" style:text-line-through-style="none" style:text-position="0% 100%" style:font-name="Times New Roman" fo:font-size="9.5pt" fo:letter-spacing="-0.04mm" fo:language="en" fo:country="US" style:font-size-asian="9.5pt" style:text-scale="110%"/>
    </style:style>
    <style:style style:name="T13" style:family="text">
      <style:text-properties fo:color="#000000" style:text-line-through-style="none" style:text-position="0% 100%" style:font-name="Arial" fo:font-size="26.5pt" fo:letter-spacing="normal" fo:language="en" fo:country="US" fo:font-weight="bold" style:font-size-asian="26.5pt" style:font-weight-asian="bold" style:text-scale="100%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8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3"><text:span text:style-name="T1">THE COMPANIES ACT<text:line-break/><text:line-break/></text:span><text:span text:style-name="T3">(CHAPTER 50)<text:line-break/><text:line-break/></text:span><text:span text:style-name="T4">SECTION 225(1)</text:span></text:p>
            <text:p text:style-name="P4"><text:span text:style-name="T4">ACCOUNT OF RECEIPTS AND<text:line-break/><text:line-break/></text:span><text:span text:style-name="T3">PAYMENTS BY<text:line-break/><text:line-break/></text:span><text:span text:style-name="T4">RECEIVER OR RECEIVER AND<text:line-break/><text:line-break/></text:span><text:span text:style-name="T3">MANAG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A2" office:value-type="string">
            <text:p text:style-name="Standard"/>
          </table:table-cell>
          <table:table-cell table:style-name="Table1.B1" table:number-rows-spanned="3" office:value-type="string">
            <text:p text:style-name="P10"><text:span text:style-name="T2">FORM</text:span></text:p>
            <text:p text:style-name="P11"><text:span text:style-name="T13">63</text:span></text:p>
            <text:p text:style-name="P12"><text:span text:style-name="T2">Folio No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covered-table-cell/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13"/>
      <text:p text:style-name="P14"><text:span text:style-name="T5">Name of Company: </text:span><text:span text:style-name="T2">Company No:</text:span></text:p>
      <text:p text:style-name="P15"><text:span text:style-name="T6">1 The name and address of the *receiver(s)/receiver(s) and manager(s) is/are</text:span></text:p>
      <text:p text:style-name="P7"><text:span text:style-name="T7">2 The date of appointment of the *receiver(s)/receiver(s) and manager(s) is/are</text:span></text:p>
      <text:p text:style-name="P8"><text:span text:style-name="T8">3 The period covered by this account is from <text:s text:c="3"/>to</text:span></text:p>
      <text:p text:style-name="P9"><text:span text:style-name="T11">* Delete where inapplicable.</text:span></text:p>
      <text:p text:style-name="P6"><text:span text:style-name="T12">t Delete in the case of a second or subsequent account.</text:span></text:p>
      <text:p text:style-name="Standard"/>
      <text:section text:style-name="Sect1" text:name="TextSection">
        <text:p text:style-name="P2"><draw:frame draw:style-name="fr1" text:anchor-type="paragraph" svg:x="147.25mm" svg:y="217.24mm" svg:width="47.06mm" svg:height="4.2mm" draw:z-index="7"><draw:text-box><text:p text:style-name="P18"><text:span text:style-name="T9">For Official Use</text:span></text:p></draw:text-box></draw:frame><text:span text:style-name="T5">Lodged in the office of the Registrar of Companies &amp; </text:span><text:span text:style-name="T2">Businesses by</text:span></text:p>
        <text:p text:style-name="P16"><draw:frame draw:style-name="fr1" text:anchor-type="paragraph" svg:x="96.96mm" svg:y="3.03mm" svg:width="72.46mm" svg:height="24.34mm" draw:z-index="9"><draw:text-box><text:p text:style-name="P20"><text:span text:style-name="T5">Date of Registration: </text:span><text:span text:style-name="T2">Receipt No:</text:span></text:p><text:p text:style-name="P19"><text:span text:style-name="T2">Checked By:</text:span></text:p></draw:text-box></draw:frame><text:span text:style-name="T2">Name: </text:span><text:span text:style-name="T5">Address:</text:span></text:p>
        <text:p text:style-name="P5"><text:span text:style-name="T10">A/c No:<text:tab/></text:span><text:span text:style-name="T2">Tel No:</text:span></text:p>
        <text:p text:style-name="P17"><text:span text:style-name="T2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9.76mm" fo:margin-bottom="29.35mm" fo:margin-left="24.62mm" fo:margin-right="14.85mm" style:writing-mode="lr-tb" style:layout-grid-color="#c0c0c0" style:layout-grid-lines="2481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8" meta:word-count="104" meta:character-count="610" meta:non-whitespace-character-count="516"/>
    <meta:generator>LibreOffice/3.5$Linux_X86_64 LibreOffice_project/350m1$Build-2</meta:generator>
  </office:meta>
</office:document-meta>
</file>